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5af9f" officeooo:paragraph-rsid="0015af9f"/>
    </style:style>
    <style:style style:name="P2" style:family="paragraph" style:parent-style-name="Standard">
      <style:paragraph-properties fo:text-align="start" style:justify-single-word="false"/>
      <style:text-properties officeooo:rsid="0015af9f" officeooo:paragraph-rsid="0015af9f"/>
    </style:style>
    <style:style style:name="T1" style:family="text">
      <style:text-properties officeooo:rsid="001798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ΜΗΝΙΑΙΑ ΑΝΑΦΟΡΑ ΠΡΟΓΡΑΜΜΑΤΟΣ ΗΟΜΟRE</text:p>
      <text:p text:style-name="P1">Γεώργιος Βαρδάκας</text:p>
      <text:p text:style-name="P1"/>
      <text:p text:style-name="P2">Οι εργασίες που έλαβαν μέρος είναι η προεπεξεργασία των δεδομένων για την εξαγωγή στατιστικών χαρακτηριστικών του σήματος, όπως την μέση τιμή και την διακύμανση. Στην συνέχεια της προεπεξεργασίας κατασκευάστηκαν μέθοδοι κανονικοποίησης των τιμών αυτών καθώς και μείωσης της διάστασής τους. Επιπ<text:span text:style-name="T1">λέον</text:span> έγινε η δοκιμή μερικών classifier πάνω στα δεδομένα, όπως αυτός του random forest και του support vector machine. Τέλος κατασκευάστηκε κατάλληλη δομή (pipeline) η οποία είναι υπεύθυνη για την προεπεξεργασία και για το classification των δεδομέων, καθώς και μέθοδος για την εύρεση των βέλτιστων υπερ παραμέτρων της δομής αυτής.</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4:02:58.788616303</meta:creation-date>
    <dc:date>2021-01-11T14:24:31.647187461</dc:date>
    <meta:editing-duration>PT11M10S</meta:editing-duration>
    <meta:editing-cycles>2</meta:editing-cycles>
    <meta:generator>LibreOffice/6.0.7.3$Linux_X86_64 LibreOffice_project/00m0$Build-3</meta:generator>
    <meta:document-statistic meta:table-count="0" meta:image-count="0" meta:object-count="0" meta:page-count="1" meta:paragraph-count="3" meta:word-count="96" meta:character-count="677" meta:non-whitespace-character-count="584"/>
  </office:meta>
</office:document-meta>
</file>